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3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ailedToCreateURL = ">
            <text:p>PluginFrame.dialogmessage.FailedToCreateURL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 table:style-name="ce2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 table:style-name="ce2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3">
          <table:table-cell/>
        </table:table-row>
        <table:table-row table:style-name="ro2">
          <table:table-cell/>
        </table:table-row>
        <table:table-row table:style-name="ro2" table:number-rows-repeated="3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6</meta:editing-cycles>
    <meta:creation-date>2010-06-05T10:53:00</meta:creation-date>
    <dc:date>2012-07-18T13:29:29</dc:date>
  </office:meta>
</office:document-meta>
</file>